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003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draw:fill="solid" draw:fill-color="#100f0d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18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solid" draw:fill-color="#e6e6e6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0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96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44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27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e6e6e6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18pt" style:font-size-asian="18pt" style:font-name-complex="CenturyGothic" style:font-size-complex="18pt"/>
    </style:style>
    <style:style style:name="T5" style:family="text">
      <style:text-properties fo:color="#000000" style:font-name="CenturyGothic" fo:font-size="16pt" style:font-size-asian="16pt" style:font-name-complex="CenturyGothic" style:font-size-complex="16pt"/>
    </style:style>
    <style:style style:name="T6" style:family="text">
      <style:text-properties fo:color="#000000" style:font-name="CenturyGothic" fo:font-size="10pt" style:font-size-asian="10pt" style:font-name-complex="CenturyGothic" style:font-size-complex="10pt"/>
    </style:style>
    <style:style style:name="T7" style:family="text">
      <style:text-properties fo:color="#000000" style:font-name="CourierNew" fo:font-size="16pt" style:font-size-asian="16pt" style:font-name-complex="CourierNew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4">
        <draw:frame draw:style-name="gr1" draw:text-style-name="P2" draw:layer="layout" svg:width="3.439cm" svg:height="2.88cm" svg:x="1.689cm" svg:y="8.995cm">
          <draw:text-box>
            <text:p text:style-name="P1"><text:span text:style-name="T1">03</text:span></text:p>
          </draw:text-box>
        </draw:frame>
        <draw:frame draw:style-name="gr2" draw:text-style-name="P3" draw:layer="layout" svg:width="4.777cm" svg:height="0.987cm" svg:x="4.951cm" svg:y="9.284cm">
          <draw:text-box>
            <text:p text:style-name="P1"><text:span text:style-name="T2">Tanımlara</text:span></text:p>
          </draw:text-box>
        </draw:frame>
        <draw:path draw:style-name="gr3" draw:text-style-name="P4" draw:layer="layout" svg:width="1.967cm" svg:height="1.967cm" svg:x="17.579cm" svg:y="2.683cm" svg:viewBox="0 0 1968 1968" svg:d="M49 1291c-169-516 112-1072 628-1242 517-169 1072 112 1241 629 170 517-111 1072-627 1241-517 169-1073-111-1242-628z">
          <text:p/>
        </draw:path>
        <draw:path draw:style-name="gr4" draw:text-style-name="P5" draw:layer="layout" svg:width="9.328cm" svg:height="7.806cm" svg:x="9.048cm" svg:y="2.111cm" svg:viewBox="0 0 9329 7807" svg:d="M6954 1952c1485 87 2111 572 2375 954-130-130-295-252-485-353-325-173-646-244-882-196l-1572 404c-266 43-472 258-503 527l-98 2039 456 53c-5 12-10 25-15 37l-846 1407c-1943 1099-4166 979-4166 979 0 0 592-1339-196-2111s-1405-1686-740-2974c991-1922 752-2718 752-2718 623 676 3910 1833 5920 1952z">
          <text:p/>
        </draw:path>
        <draw:path draw:style-name="gr4" draw:text-style-name="P5" draw:layer="layout" svg:width="6.047cm" svg:height="8.015cm" svg:x="12.939cm" svg:y="4.64cm" svg:viewBox="0 0 6048 8016" svg:d="M2506 2976c9-22 16-45 27-66l112-215-552-64 89-1852c22-188 167-337 354-364l1573-404c432-88 1207 358 1382 748l518 1418c75 160 40 349-86 473l-1400 1195-393-401-122 235c-24 47-54 90-85 129l-789 1603c-11 46-28 90-51 131l-1261 2474-671-382 1454-2898 183-422c0 0-509 688-513 694l-1544 2395-731-434 1289-1973zM3412 1080l-440 113-282 1415zM5130 2261l-127-349-829 1450z">
          <text:p/>
        </draw:path>
        <draw:path draw:style-name="gr4" draw:text-style-name="P5" draw:layer="layout" svg:width="1.572cm" svg:height="3.901cm" svg:x="18.501cm" svg:y="2.434cm" svg:viewBox="0 0 1573 3902" svg:d="M1143 331c0 0 697 918 316 1748-382 831-770 1506-808 1577s-222 246-222 246l-429-1079 106-430c0 0 684 30 933-840 251-870-482-1320-639-1312l-54-241c0 0 671 52 797 331z">
          <text:p/>
        </draw:path>
        <draw:path draw:style-name="gr4" draw:text-style-name="P5" draw:layer="layout" svg:width="1.944cm" svg:height="1.796cm" svg:x="16.839cm" svg:y="2.44cm" svg:viewBox="0 0 1945 1797" svg:d="M1945 172l-92-170c0 0-671-53-1042 359 0 0-751 785-811 1239l655 197c0 0-162-724 258-1170 419-446 709-475 1032-455z">
          <text:p/>
        </draw:path>
        <draw:path draw:style-name="gr5" draw:text-style-name="P6" draw:layer="layout" svg:width="1.372cm" svg:height="0.94cm" svg:x="17.752cm" svg:y="3.518cm" svg:viewBox="0 0 1373 941" svg:d="M1373 589c0 0-514 473-962 323 0 0-511-360-393-912z">
          <text:p/>
        </draw:path>
        <draw:line draw:style-name="gr6" draw:text-style-name="P7" draw:layer="layout" svg:x1="12.834cm" svg:y1="12.006cm" svg:x2="0.622cm" svg:y2="23.882cm">
          <text:p/>
        </draw:line>
        <draw:line draw:style-name="gr6" draw:text-style-name="P7" draw:layer="layout" svg:x1="13.658cm" svg:y1="12.426cm" svg:x2="2.907cm" svg:y2="23.672cm">
          <text:p/>
        </draw:line>
        <draw:line draw:style-name="gr6" draw:text-style-name="P7" draw:layer="layout" svg:x1="14.401cm" svg:y1="13.04cm" svg:x2="4.497cm" svg:y2="24.82cm">
          <text:p/>
        </draw:line>
        <draw:frame draw:style-name="gr7" draw:text-style-name="P3" draw:layer="layout" svg:width="5.184cm" svg:height="0.987cm" svg:x="5.051cm" svg:y="10.187cm">
          <draw:text-box>
            <text:p text:style-name="P1"><text:span text:style-name="T2">Giriş</text:span></text:p>
          </draw:text-box>
        </draw:frame>
        <draw:frame draw:style-name="gr8" draw:text-style-name="P8" draw:layer="layout" svg:width="0.35cm" svg:height="0.471cm" svg:x="10.707cm" svg:y="26.446cm">
          <draw:text-box>
            <text:p text:style-name="P1"><text:span text:style-name="T3">8</text:span></text:p>
          </draw:text-box>
        </draw:frame>
      </draw:page>
      <draw:page draw:name="page2" draw:style-name="dp1" draw:master-page-name="master-page105">
        <draw:polygon draw:style-name="gr9" draw:text-style-name="P9" draw:layer="layout" svg:width="17.788cm" svg:height="0.78cm" svg:x="1.902cm" svg:y="2.534cm" svg:viewBox="0 0 17789 781" draw:points="0,0 17789,0 17789,781 0,781">
          <text:p/>
        </draw:polygon>
        <draw:polygon draw:style-name="gr10" draw:text-style-name="P10" draw:layer="layout" svg:width="17.732cm" svg:height="1.92cm" svg:x="1.902cm" svg:y="3.314cm" svg:viewBox="0 0 17733 1921" draw:points="0,1921 17733,1921 17733,0 0,0">
          <text:p/>
        </draw:polygon>
        <draw:polygon draw:style-name="gr10" draw:text-style-name="P10" draw:layer="layout" svg:width="17.732cm" svg:height="1.917cm" svg:x="1.902cm" svg:y="9.014cm" svg:viewBox="0 0 17733 1918" draw:points="0,1918 17733,1918 17733,0 0,0">
          <text:p/>
        </draw:polygon>
        <draw:polygon draw:style-name="gr10" draw:text-style-name="P10" draw:layer="layout" svg:width="17.732cm" svg:height="1.92cm" svg:x="1.902cm" svg:y="14.711cm" svg:viewBox="0 0 17733 1921" draw:points="0,1921 17733,1921 17733,0 0,0">
          <text:p/>
        </draw:polygon>
        <draw:polygon draw:style-name="gr10" draw:text-style-name="P10" draw:layer="layout" svg:width="17.732cm" svg:height="1.916cm" svg:x="1.902cm" svg:y="20.411cm" svg:viewBox="0 0 17733 1917" draw:points="0,1917 17733,1917 17733,0 0,0">
          <text:p/>
        </draw:polygon>
        <draw:polygon draw:style-name="gr9" draw:text-style-name="P9" draw:layer="layout" svg:width="17.732cm" svg:height="0.092cm" svg:x="1.902cm" svg:y="3.314cm" svg:viewBox="0 0 17733 93" draw:points="0,0 17733,0 17733,93 0,93">
          <text:p/>
        </draw:polygon>
        <draw:polygon draw:style-name="gr9" draw:text-style-name="P9" draw:layer="layout" svg:width="17.732cm" svg:height="0.092cm" svg:x="1.902cm" svg:y="9.014cm" svg:viewBox="0 0 17733 93" draw:points="0,0 17733,0 17733,93 0,93">
          <text:p/>
        </draw:polygon>
        <draw:polygon draw:style-name="gr9" draw:text-style-name="P9" draw:layer="layout" svg:width="17.732cm" svg:height="0.091cm" svg:x="1.902cm" svg:y="14.711cm" svg:viewBox="0 0 17733 92" draw:points="0,0 17733,0 17733,92 0,92">
          <text:p/>
        </draw:polygon>
        <draw:polygon draw:style-name="gr9" draw:text-style-name="P9" draw:layer="layout" svg:width="17.732cm" svg:height="0.091cm" svg:x="1.902cm" svg:y="20.411cm" svg:viewBox="0 0 17733 92" draw:points="0,0 17733,0 17733,92 0,92">
          <text:p/>
        </draw:polygon>
        <draw:frame draw:style-name="gr11" draw:text-style-name="P11" draw:layer="layout" svg:width="5.582cm" svg:height="0.738cm" svg:x="1.906cm" svg:y="2.584cm">
          <draw:text-box>
            <text:p text:style-name="P1"><text:span text:style-name="T4">Hızlı Fonksiyonlar</text:span></text:p>
          </draw:text-box>
        </draw:frame>
        <draw:frame draw:style-name="gr12" draw:text-style-name="P12" draw:layer="layout" svg:width="16.965cm" svg:height="0.653cm" svg:x="1.906cm" svg:y="3.8cm">
          <draw:text-box>
            <text:p text:style-name="P1"><text:span text:style-name="T5">; _________________:_________________ -&gt; ________________</text:span></text:p>
          </draw:text-box>
        </draw:frame>
        <draw:frame draw:style-name="gr13" draw:text-style-name="P8" draw:layer="layout" svg:width="15.949cm" svg:height="0.412cm" svg:x="1.091cm" svg:y="4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4" draw:text-style-name="P12" draw:layer="layout" svg:width="17.274cm" svg:height="0.64cm" svg:x="1.906cm" svg:y="5.587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6.60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7.62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9.5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11.2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2.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3.3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15.197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16.9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9.0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20.897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22.6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3.696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4.713cm">
          <draw:text-box>
            <text:p text:style-name="P1"><text:span text:style-name="T7">(define (_____ _____) ____________________________)</text:span></text:p>
          </draw:text-box>
        </draw:frame>
        <draw:frame draw:style-name="gr8" draw:text-style-name="P8" draw:layer="layout" svg:width="0.35cm" svg:height="0.471cm" svg:x="10.707cm" svg:y="26.446cm">
          <draw:text-box>
            <text:p text:style-name="P1"><text:span text:style-name="T3">9</text:span></text:p>
          </draw:text-box>
        </draw:frame>
        <draw:frame draw:style-name="gr13" draw:text-style-name="P8" draw:layer="layout" svg:width="15.949cm" svg:height="0.412cm" svg:x="0.832cm" svg:y="10.2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1.132cm" svg:y="4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1.132cm" svg:y="4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15.9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21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</draw:page>
      <draw:page draw:name="page3" draw:style-name="dp1" draw:master-page-name="master-page105">
        <draw:polygon draw:style-name="gr9" draw:text-style-name="P9" draw:layer="layout" svg:width="17.788cm" svg:height="0.78cm" svg:x="1.902cm" svg:y="2.534cm" svg:viewBox="0 0 17789 781" draw:points="0,0 17789,0 17789,781 0,781">
          <text:p/>
        </draw:polygon>
        <draw:polygon draw:style-name="gr10" draw:text-style-name="P10" draw:layer="layout" svg:width="17.732cm" svg:height="1.92cm" svg:x="1.902cm" svg:y="3.314cm" svg:viewBox="0 0 17733 1921" draw:points="0,1921 17733,1921 17733,0 0,0">
          <text:p/>
        </draw:polygon>
        <draw:polygon draw:style-name="gr10" draw:text-style-name="P10" draw:layer="layout" svg:width="17.732cm" svg:height="1.917cm" svg:x="1.902cm" svg:y="9.014cm" svg:viewBox="0 0 17733 1918" draw:points="0,1918 17733,1918 17733,0 0,0">
          <text:p/>
        </draw:polygon>
        <draw:polygon draw:style-name="gr10" draw:text-style-name="P10" draw:layer="layout" svg:width="17.732cm" svg:height="1.92cm" svg:x="1.902cm" svg:y="14.711cm" svg:viewBox="0 0 17733 1921" draw:points="0,1921 17733,1921 17733,0 0,0">
          <text:p/>
        </draw:polygon>
        <draw:polygon draw:style-name="gr10" draw:text-style-name="P10" draw:layer="layout" svg:width="17.732cm" svg:height="1.916cm" svg:x="1.902cm" svg:y="20.411cm" svg:viewBox="0 0 17733 1917" draw:points="0,1917 17733,1917 17733,0 0,0">
          <text:p/>
        </draw:polygon>
        <draw:polygon draw:style-name="gr9" draw:text-style-name="P9" draw:layer="layout" svg:width="17.732cm" svg:height="0.092cm" svg:x="1.902cm" svg:y="3.314cm" svg:viewBox="0 0 17733 93" draw:points="0,0 17733,0 17733,93 0,93">
          <text:p/>
        </draw:polygon>
        <draw:polygon draw:style-name="gr9" draw:text-style-name="P9" draw:layer="layout" svg:width="17.732cm" svg:height="0.092cm" svg:x="1.902cm" svg:y="9.014cm" svg:viewBox="0 0 17733 93" draw:points="0,0 17733,0 17733,93 0,93">
          <text:p/>
        </draw:polygon>
        <draw:polygon draw:style-name="gr9" draw:text-style-name="P9" draw:layer="layout" svg:width="17.732cm" svg:height="0.091cm" svg:x="1.902cm" svg:y="14.711cm" svg:viewBox="0 0 17733 92" draw:points="0,0 17733,0 17733,92 0,92">
          <text:p/>
        </draw:polygon>
        <draw:polygon draw:style-name="gr9" draw:text-style-name="P9" draw:layer="layout" svg:width="17.732cm" svg:height="0.091cm" svg:x="1.902cm" svg:y="20.411cm" svg:viewBox="0 0 17733 92" draw:points="0,0 17733,0 17733,92 0,92">
          <text:p/>
        </draw:polygon>
        <draw:frame draw:style-name="gr11" draw:text-style-name="P11" draw:layer="layout" svg:width="5.582cm" svg:height="0.738cm" svg:x="1.906cm" svg:y="2.584cm">
          <draw:text-box>
            <text:p text:style-name="P1"><text:span text:style-name="T4">Hızlı Fonksiyonlar</text:span></text:p>
          </draw:text-box>
        </draw:frame>
        <draw:frame draw:style-name="gr12" draw:text-style-name="P12" draw:layer="layout" svg:width="16.965cm" svg:height="0.653cm" svg:x="1.906cm" svg:y="3.8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1.906cm" svg:y="5.587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6.60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1.906cm" svg:y="7.62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9.5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11.2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2.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3.316cm">
          <draw:text-box>
            <text:p text:style-name="P1"><text:span text:style-name="T7">(define (_____ _____) </text:span><text:span text:style-name="T7">__________________________</text:span><text:span text:style-name="T7">__)</text:span></text:p>
          </draw:text-box>
        </draw:frame>
        <draw:frame draw:style-name="gr12" draw:text-style-name="P12" draw:layer="layout" svg:width="16.965cm" svg:height="0.653cm" svg:x="2.096cm" svg:y="15.197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16.983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19.016cm">
          <draw:text-box>
            <text:p text:style-name="P1"><text:span text:style-name="T7">(define (_____ _____) ____________________________)</text:span></text:p>
          </draw:text-box>
        </draw:frame>
        <draw:frame draw:style-name="gr12" draw:text-style-name="P12" draw:layer="layout" svg:width="16.965cm" svg:height="0.653cm" svg:x="2.096cm" svg:y="20.897cm">
          <draw:text-box>
            <text:p text:style-name="P1"><text:span text:style-name="T5">; _________________:_________________ -&gt; ________________</text:span></text:p>
          </draw:text-box>
        </draw:frame>
        <draw:frame draw:style-name="gr14" draw:text-style-name="P12" draw:layer="layout" svg:width="17.274cm" svg:height="0.64cm" svg:x="2.096cm" svg:y="22.68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3.696cm">
          <draw:text-box>
            <text:p text:style-name="P1"><text:span text:style-name="T7">(EXAMPLE (_____ <text:s/>_____) <text:s/>_________________________)</text:span></text:p>
          </draw:text-box>
        </draw:frame>
        <draw:frame draw:style-name="gr14" draw:text-style-name="P12" draw:layer="layout" svg:width="17.274cm" svg:height="0.64cm" svg:x="2.096cm" svg:y="24.713cm">
          <draw:text-box>
            <text:p text:style-name="P1"><text:span text:style-name="T7">(define (_____ _____) ____________________________)</text:span></text:p>
          </draw:text-box>
        </draw:frame>
        <draw:frame draw:style-name="gr15" draw:text-style-name="P8" draw:layer="layout" svg:width="0.451cm" svg:height="0.471cm" svg:x="10.619cm" svg:y="26.446cm">
          <draw:text-box>
            <text:p text:style-name="P1"><text:span text:style-name="T3">10</text:span></text:p>
          </draw:text-box>
        </draw:frame>
        <draw:frame draw:style-name="gr13" draw:text-style-name="P8" draw:layer="layout" svg:width="15.949cm" svg:height="0.412cm" svg:x="0.773cm" svg:y="4.6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10.2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15.9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  <draw:frame draw:style-name="gr13" draw:text-style-name="P8" draw:layer="layout" svg:width="15.949cm" svg:height="0.412cm" svg:x="0.873cm" svg:y="21.779cm">
          <draw:text-box>
            <text:p text:style-name="P1"><text:span text:style-name="T6"><text:s text:c="22"/></text:span><text:span text:style-name="T6">isim <text:s text:c="35"/></text:span><text:span text:style-name="T6"><text:tab/></text:span><text:span text:style-name="T6"><text:tab/></text:span><text:span text:style-name="T6">girdiler <text:s text:c="41"/>çıktıl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4T08:06:36.825500750</dc:date>
    <meta:editing-duration>PT41M53S</meta:editing-duration>
    <meta:editing-cycles>11</meta:editing-cycles>
    <meta:generator>LibreOffice/5.4.6.2$Linux_X86_64 LibreOffice_project/40m0$Build-2</meta:generator>
    <meta:document-statistic meta:object-count="77"/>
  </office:meta>
</office:document-meta>
</file>